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Tahoma" svg:font-family="Tahoma" style:font-family-generic="swiss" style:font-pitch="variable" svg:panose-1="2 11 6 4 3 5 4 4 2 4"/>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內文" style:master-page-name="MP0" style:family="paragraph">
      <style:paragraph-properties fo:break-before="page" fo:text-align="justify"/>
      <style:text-properties style:font-name-asian="標楷體" fo:font-weight="bold" style:font-weight-asian="bold" fo:font-size="14pt" style:font-size-asian="14pt" style:font-size-complex="14pt"/>
    </style:style>
    <style:style style:name="P3" style:parent-style-name="內文" style:family="paragraph">
      <style:paragraph-properties fo:text-align="center"/>
    </style:style>
    <style:style style:name="T4" style:parent-style-name="預設段落字型" style:family="text">
      <style:text-properties style:font-name-asian="標楷體" fo:font-weight="bold" style:font-weight-asian="bold" fo:font-size="14pt" style:font-size-asian="14pt" style:font-size-complex="14pt"/>
    </style:style>
    <style:style style:name="P5" style:parent-style-name="內文" style:family="paragraph">
      <style:paragraph-properties fo:text-align="justify"/>
      <style:text-properties style:font-name-asian="標楷體" fo:font-weight="bold" style:font-weight-asian="bold" fo:font-size="14pt" style:font-size-asian="14pt" style:font-size-complex="14pt"/>
    </style:style>
    <style:style style:name="P6" style:parent-style-name="內文" style:family="paragraph">
      <style:paragraph-properties fo:text-align="justify" fo:text-indent="0.3333in"/>
    </style:style>
    <style:style style:name="T7" style:parent-style-name="預設段落字型" style:family="text">
      <style:text-properties style:font-name-asian="標楷體"/>
    </style:style>
    <style:style style:name="P8" style:parent-style-name="內文" style:family="paragraph">
      <style:paragraph-properties fo:text-align="justify" fo:text-indent="0.3333in"/>
    </style:style>
    <style:style style:name="T9" style:parent-style-name="預設段落字型" style:family="text">
      <style:text-properties style:font-name-asian="標楷體"/>
    </style:style>
    <style:style style:name="P10" style:parent-style-name="內文" style:family="paragraph">
      <style:paragraph-properties fo:text-align="justify"/>
      <style:text-properties style:font-name-asian="標楷體"/>
    </style:style>
    <style:style style:name="P11" style:parent-style-name="內文" style:family="paragraph">
      <style:paragraph-properties fo:text-align="justify" fo:margin-left="1in" fo:text-indent="-0.6666in">
        <style:tab-stops/>
      </style:paragraph-properties>
    </style:style>
    <style:style style:name="T12" style:parent-style-name="預設段落字型" style:family="text">
      <style:text-properties style:font-name-asian="標楷體"/>
    </style:style>
    <style:style style:name="T13" style:parent-style-name="預設段落字型" style:family="text">
      <style:text-properties style:font-name-asian="標楷體"/>
    </style:style>
    <style:style style:name="T14" style:parent-style-name="預設段落字型" style:family="text">
      <style:text-properties style:font-name-asian="標楷體"/>
    </style:style>
    <style:style style:name="T15" style:parent-style-name="預設段落字型" style:family="text">
      <style:text-properties style:font-name-asian="標楷體"/>
    </style:style>
    <style:style style:name="T16" style:parent-style-name="預設段落字型" style:family="text">
      <style:text-properties style:font-name-asian="標楷體"/>
    </style:style>
    <style:style style:name="T17" style:parent-style-name="預設段落字型" style:family="text">
      <style:text-properties style:font-name-asian="標楷體"/>
    </style:style>
    <style:style style:name="T18" style:parent-style-name="預設段落字型" style:family="text">
      <style:text-properties style:font-name-asian="標楷體"/>
    </style:style>
    <style:style style:name="T19" style:parent-style-name="預設段落字型" style:family="text">
      <style:text-properties style:font-name-asian="標楷體"/>
    </style:style>
  </office:automatic-styles>
  <office:body>
    <office:text text:use-soft-page-breaks="true">
      <text:p text:style-name="P1"/>
      <text:p text:style-name="P3"><text:span text:style-name="T4">摘要</text:span></text:p>
      <text:p text:style-name="P5"/>
      <text:p text:style-name="P6"><text:span text:style-name="T7">本研究主要探討類神經網路控制器於飛機自動著陸系統之應用。目前國內外有關飛行控制的研究，其控制器的設計大多是以傳統式現代控制理論為基礎，輔以最佳化控制理論或適應控制理論而成。因為系統的簡化及線性化，使得飛機的飛行控制被劃分成許多不同的飛行區間，每一區間都有其預設的飛行條件，所以使得控制器之設計與製造變得極為複雜且不經濟。再者，飛機空難的發生，大部份是因人為的疏失及天候的影響。在降落時，當實際飛行狀況超出原先自動著陸器設計的範圍時，駕駛員就須接手操控，但大多數的駕駛員均沒有碰過干擾極大的剪風與亂流的經驗。是故，設計一智慧型的自動著陸控制器，以取代目前傳統式控制方法的自動著陸系統，是有其必要性及迫切性。</text:span></text:p>
      <text:p text:style-name="P8"><text:span text:style-name="T9">本文用一多層前饋類神經網路來學習飛機於風擾中之控制能力，學習法則為倒傳遞演算法，其學習模式採循序模式。模擬結果顯示，此類神經網路控制器能於特定的亂流與剪風中，導引飛機自動著陸，且符合安全降落之定義範圍內。於模擬的過程中，發現隱藏層所需的節點數量以及應採用的訓練方式，所必須達到的條件，否則將難以模擬成功。此外，模擬經驗亦指出會使安全著陸變得很困難的風擾風速，足以供飛機駕駛員判定應否為維護飛航安全而中止著陸的參考。</text:span></text:p>
      <text:p text:style-name="P10"/>
      <text:p text:style-name="P11"><text:span text:style-name="T12">關鍵詞：類神經網路控制器</text:span><text:span text:style-name="T13">、</text:span><text:span text:style-name="T14">最佳化控制理論</text:span><text:span text:style-name="T15">、</text:span><text:span text:style-name="T16">適應控制理論</text:span><text:span text:style-name="T17">、</text:span><text:span text:style-name="T18">安全降落</text:span><text:span text:style-name="T1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Tahoma" svg:font-family="Tahoma" style:font-family-generic="swiss" style:font-pitch="variable" svg:panose-1="2 11 6 4 3 5 4 4 2 4"/>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字元字元字元字元字元字元字元字元字元1字元字元字元字元字元字元字元字元字元字元字元字元字元字元字元字元字元字元字元字元字元1字元字元字元字元字元字元字元字元字元字元字元字元字元字元字元字元字元字元字元字元字元字元" style:display-name=" 字元 字元 字元 字元 字元 字元 字元 字元 字元1 字元 字元 字元 字元 字元 字元 字元 字元 字元 字元 字元 字元 字元 字元 字元 字元 字元 字元 字元 字元 字元1 字元 字元 字元 字元 字元 字元 字元 字元 字元 字元 字元 字元 字元 字元 字元 字元 字元 字元 字元 字元 字元 字元" style:family="paragraph" style:parent-style-name="內文">
      <style:paragraph-properties fo:widows="2" fo:orphans="2" fo:margin-bottom="0.1111in" fo:line-height="0.1666in"/>
      <style:text-properties style:font-name="Tahoma" style:letter-kerning="false" fo:font-size="10pt" style:font-size-asian="10pt" style:font-size-complex="10pt"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a0"/>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909in" fo:margin-left="1.2479in" fo:margin-bottom="0.4923in" fo:margin-right="1.2479in" style:num-format="i" style:writing-mode="lr-tb" style:layout-grid-mode="line" style:layout-grid-lines="38">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5076in"/>
      </style:footer-style>
    </style:page-layout>
    <style:style style:name="F2"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office:automatic-styles>
  <office:master-styles>
    <style:master-page style:name="MP0" style:page-layout-name="PL0">
      <style:footer>
        <text:p text:style-name="頁尾"><draw:frame draw:style-name="F2" text:anchor-type="paragraph" svg:y="0.0006in" draw:z-index="0"><draw:text-box fo:min-height="0in" fo:min-width="0in"><text:p text:style-name="頁尾"><text:span text:style-name="頁碼"><text:page-number text:fixed="false">i</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摘要</dc:title>
    <meta:initial-creator>imt</meta:initial-creator>
    <dc:creator>indianayao</dc:creator>
    <meta:creation-date>2017-02-10T15:27:00Z</meta:creation-date>
    <dc:date>2017-02-10T15:27:00Z</dc:date>
    <meta:print-date>2002-05-07T09:00:00Z</meta:print-date>
    <meta:template xlink:href="Normal.dotm" xlink:type="simple"/>
    <meta:editing-cycles>2</meta:editing-cycles>
    <meta:editing-duration>PT0S</meta:editing-duration>
    <meta:document-statistic meta:page-count="1" meta:paragraph-count="1" meta:word-count="82" meta:character-count="550" meta:row-count="3" meta:non-whitespace-character-count="469"/>
  </office:meta>
</office:document-meta>
</file>